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style:min-row-height="1.7396in"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3</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sked-it</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Justin Tristan Gabriel R. Gran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February 28,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192805705"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83257198058608"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83256263085078"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83257779462866"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6"><text:span text:style-name="T3">/</text:span></text:p>
          </table:table-cell>
          <table:table-cell table:style-name="Table2.A1" office:value-type="string">
            <text:p text:style-name="P9"/>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6"><text:span text:style-name="T3">/</text:span></text:p>
          </table:table-cell>
          <table:table-cell table:style-name="Table2.A1" office:value-type="string">
            <text:p text:style-name="P9"/>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10"/>
            <text:p text:style-name="P7"><text:span text:style-name="T3">-We need to start thinking about the amount of work we could actually finish for a given amount of time.</text:span></text:p>
            <text:p text:style-name="P10"/>
            <text:p text:style-name="P7"><text:span text:style-name="T3">-We need to start finalizing everything about the app. </text:span></text:p>
          </table:table-cell>
          <table:table-cell table:style-name="Table3.A1" office:value-type="string">
            <text:p text:style-name="P7"><text:span text:style-name="T7">What do we need to CONTINUE doing?</text:span></text:p>
            <text:p text:style-name="P10"/>
            <text:p text:style-name="P7"><text:span text:style-name="T3">-We need to continue communicating with each other more about anything related to the project.</text:span></text:p>
            <text:p text:style-name="P10"/>
            <text:p text:style-name="P7"><text:span text:style-name="T3">-We need to continue updating each other on each member’s status(e.g. if someone is busy on some day).</text:span></text:p>
          </table:table-cell>
          <table:table-cell table:style-name="Table3.C1" office:value-type="string">
            <text:p text:style-name="P7"><text:span text:style-name="T7">What do we need to STOP doing?</text:span></text:p>
            <text:p text:style-name="P10"/>
            <text:p text:style-name="P7"><text:span text:style-name="T3">-We need to stop doing the bulk of the work towards the end of the sprint.</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8" meta:word-count="394" meta:character-count="2322" meta:non-whitespace-character-count="1954"/>
    <meta:generator>LibreOfficeDev/6.0.5.2$Linux_X86_64 LibreOffice_project/</meta:generator>
  </office:meta>
</office:document-meta>
</file>